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">
      <style:text-properties fo:font-size="20pt" style:font-size-asian="20pt" style:font-size-complex="20pt"/>
    </style:style>
    <style:style style:name="P2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T1" style:family="text">
      <style:text-properties style:font-name="Times New Roman" style:font-name-asian="Times New Roman" style:font-name-complex="Times New Roman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Hippo Site Toolkit Docathon October 2008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1Introduction<text:tab/>1</text:p>
          <text:p text:style-name="P3">2What is HST2? (Homepage)<text:tab/>1</text:p>
          <text:p text:style-name="P3">3How does HST2 work?<text:tab/>1</text:p>
          <text:p text:style-name="P2">3.1Quickstart<text:tab/>1</text:p>
          <text:p text:style-name="P2">3.2Tutorials → Search<text:tab/>2</text:p>
          <text:p text:style-name="P2">3.3Reference → Concepts<text:tab/>2</text:p>
          <text:p text:style-name="P2">3.4Reference → Configuration<text:tab/>2</text:p>
          <text:p text:style-name="P2">3.5Reference → Configuration → Repository<text:tab/>2</text:p>
          <text:p text:style-name="P2">3.6Reference → Components<text:tab/>2</text:p>
          <text:p text:style-name="P2">3.7Reference → Components → Filters<text:tab/>3</text:p>
          <text:p text:style-name="P2">3.8Reference → Components → Tags<text:tab/>3</text:p>
          <text:p text:style-name="P2">3.9Reference → Components → Expression Language<text:tab/>3</text:p>
          <text:p text:style-name="P2">3.10Reference → Components → URL Mapping<text:tab/>3</text:p>
          <text:p text:style-name="P2">3.11Reference → Components → Modules<text:tab/>3</text:p>
          <text:p text:style-name="P2">3.12Reference → Components → Binaries<text:tab/>3</text:p>
        </text:index-body>
      </text:table-of-content>
      <text:p text:style-name="Text_20_body"/>
      <text:h text:style-name="Heading_20_1" text:outline-level="1">Introduction</text:h>
      <text:p text:style-name="Text_20_body">This document lists the documentation to write. For guidelines and useful tips and tools for writing documentation, consult: </text:p>
      <text:p text:style-name="Text_20_body">URL: https://svn.hippocms.org/repos/hippo/hippo-documentation/ECM/trunk/src/site/xdoc/about/docs/documentation_guidelines.xml</text:p>
      <text:h text:style-name="Heading_20_1" text:outline-level="1">What is HST2? (Homepage)</text:h>
      <text:p text:style-name="Text_20_body"><text:a xlink:type="simple" xlink:href="https://svn.hippocms.org/repos/hippo/experimental/hst2/trunk/src/site/xdoc/index.xml">https://svn.hippocms.org/repos/hippo/experimental/hst2/trunk/src/site/xdoc/index.xml</text:a></text:p>
      <text:p text:style-name="Text_20_body">This is the homepage of the HST2 documentation site. It could be a little more eyecatching.</text:p>
      <text:h text:style-name="Heading_20_1" text:outline-level="1">How does HST2 work?</text:h>
      <text:p text:style-name="Text_20_body"><text:a xlink:type="simple" xlink:href="https://svn.hippocms.org/repos/hippo/experimental/hst2/trunk/src/site/xdoc/how_does_hst2_work.xml">https://svn.hippocms.org/repos/hippo/experimental/hst2/trunk/src/site/xdoc/how_does_hst2_work.xml</text:a></text:p>
      <text:p text:style-name="Text_20_body"><text:span text:style-name="T1">→</text:span> To be written</text:p>
      <text:p text:style-name="Text_20_body"><text:span text:style-name="T1">→</text:span> Short and clear presentation of the modules concept</text:p>
      <text:p text:style-name="Text_20_body"><text:span text:style-name="T1">→</text:span> One or the clarifying diagrams</text:p>
      <text:h text:style-name="Heading_20_2" text:outline-level="2">Quickstart</text:h>
      <text:p text:style-name="Text_20_body"><text:a xlink:type="simple" xlink:href="https://svn.hippocms.org/repos/hippo/experimental/hst2/trunk/src/site/xdoc/quickstart/index.xml">https://svn.hippocms.org/repos/hippo/experimental/hst2/trunk/src/site/xdoc/quickstart/index.xml</text:a></text:p>
      <text:p text:style-name="Text_20_body"><text:soft-page-break/><text:span text:style-name="T1">→</text:span> Make sure Quickstart WARS are in sync with Archetype</text:p>
      <text:p text:style-name="Text_20_body"><text:span text:style-name="T1">→</text:span> A question has been asked on the user list if we will provide Quickstart EARs as well</text:p>
      <text:p text:style-name="Text_20_body"><text:span text:style-name="T1">→</text:span> Jetty?</text:p>
      <text:p text:style-name="Text_20_body"><text:span text:style-name="T1">→</text:span> It would be nice if the sample content was a little bit nicer! (a real site)</text:p>
      <text:h text:style-name="Heading_20_2" text:outline-level="2">Tutorials <text:span text:style-name="T1">→</text:span> Search</text:h>
      <text:p text:style-name="Text_20_body"><text:a xlink:type="simple" xlink:href="https://svn.hippocms.org/repos/hippo/experimental/hst2/trunk/src/site/xdoc/tutorials/search.xml">https://svn.hippocms.org/repos/hippo/experimental/hst2/trunk/src/site/xdoc/tutorials/search.xml</text:a></text:p>
      <text:p text:style-name="Text_20_body"><text:span text:style-name="T1">→</text:span> To be written</text:p>
      <text:p text:style-name="Text_20_body"><text:span text:style-name="T1">→</text:span> How to add simple, free text search with paged result paged</text:p>
      <text:p text:style-name="Text_20_body"><text:span text:style-name="T1">→</text:span> Advanced search: meta data etc.</text:p>
      <text:h text:style-name="Heading_20_2" text:outline-level="2">Reference <text:span text:style-name="T1">→</text:span> Concepts</text:h>
      <text:p text:style-name="Text_20_body"><text:a xlink:type="simple" xlink:href="https://svn.hippocms.org/repos/hippo/experimental/hst2/trunk/src/site/xdoc/reference/concepts/">https://svn.hippocms.org/repos/hippo/experimental/hst2/trunk/src/site/xdoc/reference/concepts/</text:a></text:p>
      <text:p text:style-name="Text_20_body"><text:span text:style-name="T1">→ </text:span>Complete rewrite needed</text:p>
      <text:p text:style-name="Text_20_body"><text:span text:style-name="T1">→</text:span> Provide overview list of all concepts on index page, with links to each concept</text:p>
      <text:p text:style-name="Text_20_body"><text:span text:style-name="T1">→</text:span> One page per concept</text:p>
      <text:p text:style-name="Text_20_body"><text:span text:style-name="T1">→</text:span> Sitemap, layout, module, template, preview/live, .....</text:p>
      <text:h text:style-name="Heading_20_2" text:outline-level="2">Reference <text:span text:style-name="T1">→</text:span> Configuration</text:h>
      <text:p text:style-name="Text_20_body"><text:a xlink:type="simple" xlink:href="https://svn.hippocms.org/repos/hippo/experimental/hst2/trunk/src/site/xdoc/reference/configuration/configuration.xml">https://svn.hippocms.org/repos/hippo/experimental/hst2/trunk/src/site/xdoc/reference/configuration/configuration.xml</text:a></text:p>
      <text:p text:style-name="Text_20_body"><text:span text:style-name="T1">→</text:span> Overview page needs complete rewrite</text:p>
      <text:p text:style-name="Text_20_body"><text:span text:style-name="T1">→</text:span> Move each item to its own page</text:p>
      <text:p text:style-name="Text_20_body"><text:span text:style-name="T1">→</text:span> hst.properties, web.xml, hst:configuration (repository)</text:p>
      <text:h text:style-name="Heading_20_2" text:outline-level="2">Reference <text:span text:style-name="T1">→</text:span> Configuration <text:span text:style-name="T1">→</text:span> Repository</text:h>
      <text:p text:style-name="Text_20_body"><text:a xlink:type="simple" xlink:href="https://svn.hippocms.org/repos/hippo/experimental/hst2/trunk/src/site/xdoc/reference/configuration/repository.xml">https://svn.hippocms.org/repos/hippo/experimental/hst2/trunk/src/site/xdoc/reference/configuration/repository.xml</text:a></text:p>
      <text:p text:style-name="Text_20_body"><text:span text:style-name="T1">→</text:span> Review/rewrite</text:p>
      <text:p text:style-name="Text_20_body"><text:span text:style-name="T1">→</text:span> Each part (hst:sitemap, hst:modules, etc.) needs a clear overview of which nodetypes and properties you need to add + explanation</text:p>
      <text:p text:style-name="Text_20_body"><text:span text:style-name="T1">→</text:span> Make new screenshots</text:p>
      <text:h text:style-name="Heading_20_2" text:outline-level="2">Reference <text:span text:style-name="T1">→</text:span> Components</text:h>
      <text:p text:style-name="Text_20_body"><text:a xlink:type="simple" xlink:href="https://svn.hippocms.org/repos/hippo/experimental/hst2/trunk/src/site/xdoc/reference/components/index.xml">https://svn.hippocms.org/repos/hippo/experimental/hst2/trunk/src/site/xdoc/reference/components/index.xml</text:a></text:p>
      <text:p text:style-name="Text_20_body"><text:span text:style-name="T1">→</text:span> Write introductionary text</text:p>
      <text:p text:style-name="Text_20_body"><text:span text:style-name="T1">→</text:span> Perhaps reorder sub pages a little bit it that makes things more clear (it feels a little disorganized)</text:p>
      <text:h text:style-name="Heading_20_2" text:outline-level="2"><text:soft-page-break/>Reference <text:span text:style-name="T1">→</text:span> Components <text:span text:style-name="T1">→</text:span> Filters</text:h>
      <text:p text:style-name="Text_20_body"><text:a xlink:type="simple" xlink:href="https://svn.hippocms.org/repos/hippo/experimental/hst2/trunk/src/site/xdoc/reference/components/filters.xml">https://svn.hippocms.org/repos/hippo/experimental/hst2/trunk/src/site/xdoc/reference/components/filters.xml</text:a></text:p>
      <text:p text:style-name="Text_20_body"><text:span text:style-name="T1">→</text:span> Review &amp; update if necessary</text:p>
      <text:h text:style-name="Heading_20_2" text:outline-level="2">Reference <text:span text:style-name="T1">→</text:span> Components <text:span text:style-name="T1">→</text:span> Tags</text:h>
      <text:p text:style-name="Text_20_body"><text:a xlink:type="simple" xlink:href="https://svn.hippocms.org/repos/hippo/experimental/hst2/trunk/src/site/xdoc/reference/components/jsp-taglib.xml">https://svn.hippocms.org/repos/hippo/experimental/hst2/trunk/src/site/xdoc/reference/components/jsp-taglib.xml</text:a></text:p>
      <text:p text:style-name="Text_20_body"><text:span text:style-name="T1">→</text:span> Review &amp; update if necessary</text:p>
      <text:h text:style-name="Heading_20_2" text:outline-level="2">Reference <text:span text:style-name="T1">→</text:span> Components <text:span text:style-name="T1">→</text:span> Expression Language</text:h>
      <text:p text:style-name="Text_20_body"><text:a xlink:type="simple" xlink:href="https://svn.hippocms.org/repos/hippo/experimental/hst2/trunk/src/site/xdoc/reference/components/el-index.xml">https://svn.hippocms.org/repos/hippo/experimental/hst2/trunk/src/site/xdoc/reference/components/el-index.xml</text:a></text:p>
      <text:p text:style-name="Text_20_body"><text:span text:style-name="T1">→</text:span> Incomplete</text:p>
      <text:p text:style-name="Text_20_body"><text:span text:style-name="T1">→</text:span> Review</text:p>
      <text:p text:style-name="Text_20_body"><text:span text:style-name="T1">→</text:span> Add examples</text:p>
      <text:h text:style-name="Heading_20_2" text:outline-level="2">Reference <text:span text:style-name="T1">→</text:span> Components <text:span text:style-name="T1">→</text:span> URL Mapping</text:h>
      <text:p text:style-name="Text_20_body"><text:a xlink:type="simple" xlink:href="https://svn.hippocms.org/repos/hippo/experimental/hst2/trunk/src/site/xdoc/reference/components/url-mapping.xml"><text:span text:style-name="T1">https://svn.hippocms.org/repos/hippo/experimental/hst2/trunk/src/site/xdoc/reference/components/url-mapping.xml</text:span></text:a></text:p>
      <text:p text:style-name="Text_20_body"><text:span text:style-name="T1">→</text:span> Incomplete</text:p>
      <text:p text:style-name="Text_20_body"><text:span text:style-name="T1">→</text:span> Review</text:p>
      <text:p text:style-name="Text_20_body"><text:span text:style-name="T1">→</text:span> Add examples</text:p>
      <text:h text:style-name="Heading_20_2" text:outline-level="2">Reference <text:span text:style-name="T1">→</text:span> Components <text:span text:style-name="T1">→</text:span> Modules</text:h>
      <text:p text:style-name="Text_20_body"><text:a xlink:type="simple" xlink:href="https://svn.hippocms.org/repos/hippo/experimental/hst2/trunk/src/site/xdoc/reference/components/modules.xml">https://svn.hippocms.org/repos/hippo/experimental/hst2/trunk/src/site/xdoc/reference/components/modules.xml</text:a></text:p>
      <text:p text:style-name="Text_20_body"><text:span text:style-name="T1">→</text:span> To be written</text:p>
      <text:p text:style-name="Text_20_body"><text:span text:style-name="T1">→</text:span> List and describe all standard modules that come with HST2 (repo based nav, search, etc.) and how to use them</text:p>
      <text:h text:style-name="Heading_20_2" text:outline-level="2">Reference <text:span text:style-name="T1">→</text:span> Components <text:span text:style-name="T1">→</text:span> Binaries</text:h>
      <text:p text:style-name="Text_20_body"><text:a xlink:type="simple" xlink:href="https://svn.hippocms.org/repos/hippo/experimental/hst2/trunk/src/site/xdoc/reference/components/binaries.xml">https://svn.hippocms.org/repos/hippo/experimental/hst2/trunk/src/site/xdoc/reference/components/binaries.xml</text:a></text:p>
      <text:p text:style-name="Text_20_body"><text:span text:style-name="T1">→</text:span> Review &amp; update if necessa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Niels Kampenhout</meta:initial-creator>
    <meta:creation-date>2008-10-13T15:37:38</meta:creation-date>
    <dc:creator>Rita Bijlsma</dc:creator>
    <dc:date>2008-10-21T10:57:55</dc:date>
    <meta:editing-cycles>15</meta:editing-cycles>
    <meta:editing-duration>PT1H15M2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82" meta:word-count="550" meta:character-count="4046"/>
  </office:meta>
</office:document-meta>
</file>